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491867332046559" office:value-type="float"/>
          <table:table-cell office:value="-0.0009507850099522375" office:value-type="float"/>
          <table:table-cell office:value="0.007201014328033628" office:value-type="float"/>
          <table:table-cell office:value="0.008835836127651939" office:value-type="float"/>
          <table:table-cell office:value="0.0018901997990652419" office:value-type="float"/>
          <table:table-cell office:value="-0.005327819059176553" office:value-type="float"/>
          <table:table-cell office:value="0.0810616232597369" office:value-type="float"/>
          <table:table-cell office:value="1" office:value-type="float"/>
          <table:table-cell office:value="-0.8491867332046559" office:value-type="float"/>
          <table:table-cell office:value="-0.09507850099522375" office:value-type="float"/>
          <table:table-cell office:value="0.7201014328033628" office:value-type="float"/>
          <table:table-cell office:value="0.8835836127651939" office:value-type="float"/>
          <table:table-cell office:value="0.1890199799065242" office:value-type="float"/>
          <table:table-cell office:value="-0.5327819059176553" office:value-type="float"/>
        </table:table-row>
        <table:table-row>
          <table:table-cell office:value="-0.010878127314026454" office:value-type="float"/>
          <table:table-cell office:value="0.006686020118598788" office:value-type="float"/>
          <table:table-cell office:value="0.014716389076630497" office:value-type="float"/>
          <table:table-cell office:value="0.01410339886591086" office:value-type="float"/>
          <table:table-cell office:value="0.0065860250881981525" office:value-type="float"/>
          <table:table-cell office:value="0.0012594443946082317" office:value-type="float"/>
          <table:table-cell office:value="0.6578442926346235" office:value-type="float"/>
          <table:table-cell office:value="2" office:value-type="float"/>
          <table:table-cell office:value="-0.23862599819798946" office:value-type="float"/>
          <table:table-cell office:value="0.7636805128551025" office:value-type="float"/>
          <table:table-cell office:value="0.7515374748596868" office:value-type="float"/>
          <table:table-cell office:value="0.526756273825892" office:value-type="float"/>
          <table:table-cell office:value="0.4695825289132911" office:value-type="float"/>
          <table:table-cell office:value="0.6587263453784784" office:value-type="float"/>
        </table:table-row>
        <table:table-row>
          <table:table-cell office:value="-0.011751787691343989" office:value-type="float"/>
          <table:table-cell office:value="0.011782705106263405" office:value-type="float"/>
          <table:table-cell office:value="0.015830574034689328" office:value-type="float"/>
          <table:table-cell office:value="0.007393473466677608" office:value-type="float"/>
          <table:table-cell office:value="0.00016123126656526678" office:value-type="float"/>
          <table:table-cell office:value="0.0042385966200659" office:value-type="float"/>
          <table:table-cell office:value="0.08152300802900024" office:value-type="float"/>
          <table:table-cell office:value="3" office:value-type="float"/>
          <table:table-cell office:value="-0.08736603773175355" office:value-type="float"/>
          <table:table-cell office:value="0.5096684987664617" office:value-type="float"/>
          <table:table-cell office:value="0.11141849580588303" office:value-type="float"/>
          <table:table-cell office:value="-0.6709925399233252" office:value-type="float"/>
          <table:table-cell office:value="-0.6424793821632886" office:value-type="float"/>
          <table:table-cell office:value="0.29791522254576686" office:value-type="float"/>
        </table:table-row>
        <table:table-row>
          <table:table-cell office:value="-0.0054776323297665835" office:value-type="float"/>
          <table:table-cell office:value="0.02155057411819486" office:value-type="float"/>
          <table:table-cell office:value="0.007240828074103199" office:value-type="float"/>
          <table:table-cell office:value="-0.0025486118828075563" office:value-type="float"/>
          <table:table-cell office:value="-0.0002720965699498515" office:value-type="float"/>
          <table:table-cell office:value="0.00409169346251463" office:value-type="float"/>
          <table:table-cell office:value="0.08969332774937945" office:value-type="float"/>
          <table:table-cell office:value="4" office:value-type="float"/>
          <table:table-cell office:value="0.6274155361577405" office:value-type="float"/>
          <table:table-cell office:value="0.9767869011931452" office:value-type="float"/>
          <table:table-cell office:value="-0.8589745960586128" office:value-type="float"/>
          <table:table-cell office:value="-0.9942085349485164" office:value-type="float"/>
          <table:table-cell office:value="-0.04333278365151183" office:value-type="float"/>
          <table:table-cell office:value="-0.014690315755127026" office:value-type="float"/>
        </table:table-row>
        <table:table-row>
          <table:table-cell office:value="-0.00828252382757639" office:value-type="float"/>
          <table:table-cell office:value="0.012496611033404536" office:value-type="float"/>
          <table:table-cell office:value="0.012022823593850637" office:value-type="float"/>
          <table:table-cell office:value="0.004202021413395003" office:value-type="float"/>
          <table:table-cell office:value="-0.0036413970319282354" office:value-type="float"/>
          <table:table-cell office:value="0.0008682896752839051" office:value-type="float"/>
          <table:table-cell office:value="0.08116104744413041" office:value-type="float"/>
          <table:table-cell office:value="5" office:value-type="float"/>
          <table:table-cell office:value="-0.2804891497809805" office:value-type="float"/>
          <table:table-cell office:value="-0.9053963084790324" office:value-type="float"/>
          <table:table-cell office:value="0.47819955197474395" office:value-type="float"/>
          <table:table-cell office:value="0.675063329620256" office:value-type="float"/>
          <table:table-cell office:value="-0.3369300461978384" office:value-type="float"/>
          <table:table-cell office:value="-0.32234037872307253" office:value-type="float"/>
        </table:table-row>
        <table:table-row>
          <table:table-cell office:value="-0.005538355310022851" office:value-type="float"/>
          <table:table-cell office:value="0.006210947454351437" office:value-type="float"/>
          <table:table-cell office:value="0.010844881971668151" office:value-type="float"/>
          <table:table-cell office:value="0.005286823143956754" office:value-type="float"/>
          <table:table-cell office:value="-0.009548198854061173" office:value-type="float"/>
          <table:table-cell office:value="0.0032547577400941596" office:value-type="float"/>
          <table:table-cell office:value="0.705456323392073" office:value-type="float"/>
          <table:table-cell office:value="6" office:value-type="float"/>
          <table:table-cell office:value="0.2744168517553538" office:value-type="float"/>
          <table:table-cell office:value="-0.6285663579053098" office:value-type="float"/>
          <table:table-cell office:value="-0.11779416221824857" office:value-type="float"/>
          <table:table-cell office:value="0.10848017305617508" office:value-type="float"/>
          <table:table-cell office:value="-0.5906801822132939" office:value-type="float"/>
          <table:table-cell office:value="0.23864680648102543" office:value-type="float"/>
        </table:table-row>
        <table:table-row>
          <table:table-cell office:value="0.004222209565567101" office:value-type="float"/>
          <table:table-cell office:value="-0.0037720146441998373" office:value-type="float"/>
          <table:table-cell office:value="0.006521856365761004" office:value-type="float"/>
          <table:table-cell office:value="0.01436248524358083" office:value-type="float"/>
          <table:table-cell office:value="-0.012559402901106699" office:value-type="float"/>
          <table:table-cell office:value="-0.0016345627973375168" office:value-type="float"/>
          <table:table-cell office:value="0.07390903199069675" office:value-type="float"/>
          <table:table-cell office:value="7" office:value-type="float"/>
          <table:table-cell office:value="0.9760564875589952" office:value-type="float"/>
          <table:table-cell office:value="-0.9982962098551273" office:value-type="float"/>
          <table:table-cell office:value="-0.4323025605907147" office:value-type="float"/>
          <table:table-cell office:value="0.9075662099624076" office:value-type="float"/>
          <table:table-cell office:value="-0.3011204047045526" office:value-type="float"/>
          <table:table-cell office:value="-0.4889320537431676" office:value-type="float"/>
        </table:table-row>
        <table:table-row>
          <table:table-cell office:value="-0.0032049302716198325" office:value-type="float"/>
          <table:table-cell office:value="-9.744260263395803e-06" office:value-type="float"/>
          <table:table-cell office:value="0.008549703957347974" office:value-type="float"/>
          <table:table-cell office:value="0.01973921378258104" office:value-type="float"/>
          <table:table-cell office:value="-0.006731793555041912" office:value-type="float"/>
          <table:table-cell office:value="-0.000158418717686947" office:value-type="float"/>
          <table:table-cell office:value="0.30471454954229976" office:value-type="float"/>
          <table:table-cell office:value="8" office:value-type="float"/>
          <table:table-cell office:value="-0.7427139837186933" office:value-type="float"/>
          <table:table-cell office:value="0.37622703839364413" office:value-type="float"/>
          <table:table-cell office:value="0.20278475915869687" office:value-type="float"/>
          <table:table-cell office:value="0.5376728539000211" office:value-type="float"/>
          <table:table-cell office:value="0.5827609346064786" office:value-type="float"/>
          <table:table-cell office:value="0.14761440796505698" office:value-type="float"/>
        </table:table-row>
        <table:table-row>
          <table:table-cell office:value="0.004065522146341809" office:value-type="float"/>
          <table:table-cell office:value="-0.007062820636682437" office:value-type="float"/>
          <table:table-cell office:value="0.013283071086469499" office:value-type="float"/>
          <table:table-cell office:value="0.0271545631530894" office:value-type="float"/>
          <table:table-cell office:value="-0.0049926173775645954" office:value-type="float"/>
          <table:table-cell office:value="0.005525028353659177" office:value-type="float"/>
          <table:table-cell office:value="0.07367993532887206" office:value-type="float"/>
          <table:table-cell office:value="9" office:value-type="float"/>
          <table:table-cell office:value="0.7270452417961641" office:value-type="float"/>
          <table:table-cell office:value="-0.7053076376419041" office:value-type="float"/>
          <table:table-cell office:value="0.4733367129121524" office:value-type="float"/>
          <table:table-cell office:value="0.7415349370508357" office:value-type="float"/>
          <table:table-cell office:value="0.17391761774773173" office:value-type="float"/>
          <table:table-cell office:value="0.5683447071346124" office:value-type="float"/>
        </table:table-row>
        <table:table-row>
          <table:table-cell office:value="0.013738690297325586" office:value-type="float"/>
          <table:table-cell office:value="-0.008035163312355622" office:value-type="float"/>
          <table:table-cell office:value="0.008899803959586701" office:value-type="float"/>
          <table:table-cell office:value="0.02503400742487932" office:value-type="float"/>
          <table:table-cell office:value="-0.006902435442178659" office:value-type="float"/>
          <table:table-cell office:value="0.006736163731215478" office:value-type="float"/>
          <table:table-cell office:value="0.06864333306048478" office:value-type="float"/>
          <table:table-cell office:value="10" office:value-type="float"/>
          <table:table-cell office:value="0.9673168150983777" office:value-type="float"/>
          <table:table-cell office:value="-0.09723426756731857" office:value-type="float"/>
          <table:table-cell office:value="-0.4383267126882797" office:value-type="float"/>
          <table:table-cell office:value="-0.21205557282100784" office:value-type="float"/>
          <table:table-cell office:value="-0.1909818064614064" office:value-type="float"/>
          <table:table-cell office:value="0.12111353775563005" office:value-type="float"/>
        </table:table-row>
        <table:table-row>
          <table:table-cell office:value="0.021383644288881724" office:value-type="float"/>
          <table:table-cell office:value="-0.0011950714675897723" office:value-type="float"/>
          <table:table-cell office:value="0.017660642991814288" office:value-type="float"/>
          <table:table-cell office:value="0.01604120578191827" office:value-type="float"/>
          <table:table-cell office:value="-0.009878489944551035" office:value-type="float"/>
          <table:table-cell office:value="0.003700786290400021" office:value-type="float"/>
          <table:table-cell office:value="-0.08371893261247677" office:value-type="float"/>
          <table:table-cell office:value="11" office:value-type="float"/>
          <table:table-cell office:value="0.764495399155614" office:value-type="float"/>
          <table:table-cell office:value="0.684009184476585" office:value-type="float"/>
          <table:table-cell office:value="0.8760839032227585" office:value-type="float"/>
          <table:table-cell office:value="-0.8992801642961048" office:value-type="float"/>
          <table:table-cell office:value="-0.2976054502372376" office:value-type="float"/>
          <table:table-cell office:value="-0.30353774408154566" office:value-type="float"/>
        </table:table-row>
        <table:table-row>
          <table:table-cell office:value="0.022462354576864546" office:value-type="float"/>
          <table:table-cell office:value="-0.00886657479525689" office:value-type="float"/>
          <table:table-cell office:value="0.02620504362286235" office:value-type="float"/>
          <table:table-cell office:value="0.011455773716866851" office:value-type="float"/>
          <table:table-cell office:value="-0.009272421422655887" office:value-type="float"/>
          <table:table-cell office:value="-0.003978667700519795" office:value-type="float"/>
          <table:table-cell office:value="-0.16317638774955645" office:value-type="float"/>
          <table:table-cell office:value="12" office:value-type="float"/>
          <table:table-cell office:value="0.10787102879828225" office:value-type="float"/>
          <table:table-cell office:value="-0.7671503327667117" office:value-type="float"/>
          <table:table-cell office:value="0.8544400631048059" office:value-type="float"/>
          <table:table-cell office:value="-0.4585432065051418" office:value-type="float"/>
          <table:table-cell office:value="0.06060685218951489" office:value-type="float"/>
          <table:table-cell office:value="-0.7679453990919816" office:value-type="float"/>
        </table:table-row>
        <table:table-row>
          <table:table-cell office:value="0.027815238039301093" office:value-type="float"/>
          <table:table-cell office:value="-0.008002951789244973" office:value-type="float"/>
          <table:table-cell office:value="0.022532808730999256" office:value-type="float"/>
          <table:table-cell office:value="0.005081492161992081" office:value-type="float"/>
          <table:table-cell office:value="-0.01723578644569679" office:value-type="float"/>
          <table:table-cell office:value="-0.013005066090981718" office:value-type="float"/>
          <table:table-cell office:value="0.07054725434511822" office:value-type="float"/>
          <table:table-cell office:value="13" office:value-type="float"/>
          <table:table-cell office:value="0.5352883462436546" office:value-type="float"/>
          <table:table-cell office:value="0.08636230060119177" office:value-type="float"/>
          <table:table-cell office:value="-0.3672234891863093" office:value-type="float"/>
          <table:table-cell office:value="-0.637428155487477" office:value-type="float"/>
          <table:table-cell office:value="-0.7963365023040905" office:value-type="float"/>
          <table:table-cell office:value="-0.9026398390461923" office:value-type="float"/>
        </table:table-row>
        <table:table-row>
          <table:table-cell office:value="0.01870097091320408" office:value-type="float"/>
          <table:table-cell office:value="-0.01445946933869429" office:value-type="float"/>
          <table:table-cell office:value="0.030445709458051154" office:value-type="float"/>
          <table:table-cell office:value="-0.000807534998678249" office:value-type="float"/>
          <table:table-cell office:value="-0.010893292515036908" office:value-type="float"/>
          <table:table-cell office:value="-0.00827827065193045" office:value-type="float"/>
          <table:table-cell office:value="0.07608991579057879" office:value-type="float"/>
          <table:table-cell office:value="14" office:value-type="float"/>
          <table:table-cell office:value="-0.9114267126097015" office:value-type="float"/>
          <table:table-cell office:value="-0.6456517549449319" office:value-type="float"/>
          <table:table-cell office:value="0.7912900727051897" office:value-type="float"/>
          <table:table-cell office:value="-0.588902716067033" office:value-type="float"/>
          <table:table-cell office:value="0.6342493930659883" office:value-type="float"/>
          <table:table-cell office:value="0.4726795439051268" office:value-type="float"/>
        </table:table-row>
        <table:table-row>
          <table:table-cell office:value="0.018355620193650623" office:value-type="float"/>
          <table:table-cell office:value="-0.009862280287864574" office:value-type="float"/>
          <table:table-cell office:value="0.03521375428884416" office:value-type="float"/>
          <table:table-cell office:value="0.004942252572251569" office:value-type="float"/>
          <table:table-cell office:value="-0.00898753469823534" office:value-type="float"/>
          <table:table-cell office:value="-0.016491080325786212" office:value-type="float"/>
          <table:table-cell office:value="0.3197362809648722" office:value-type="float"/>
          <table:table-cell office:value="15" office:value-type="float"/>
          <table:table-cell office:value="-0.034535071955345664" office:value-type="float"/>
          <table:table-cell office:value="0.45971890508297175" office:value-type="float"/>
          <table:table-cell office:value="0.47680448307930035" office:value-type="float"/>
          <table:table-cell office:value="0.5749787570929819" office:value-type="float"/>
          <table:table-cell office:value="0.19057578168015676" office:value-type="float"/>
          <table:table-cell office:value="-0.8212809673855763" office:value-type="float"/>
        </table:table-row>
        <table:table-row>
          <table:table-cell office:value="0.01857258422607063" office:value-type="float"/>
          <table:table-cell office:value="-0.0053379139336816464" office:value-type="float"/>
          <table:table-cell office:value="0.04393061219421139" office:value-type="float"/>
          <table:table-cell office:value="0.008918778509363567" office:value-type="float"/>
          <table:table-cell office:value="-0.014440265006150772" office:value-type="float"/>
          <table:table-cell office:value="-0.02378380313395647" office:value-type="float"/>
          <table:table-cell office:value="0.08118952136423661" office:value-type="float"/>
          <table:table-cell office:value="16" office:value-type="float"/>
          <table:table-cell office:value="0.02169640324200084" office:value-type="float"/>
          <table:table-cell office:value="0.4524366354182927" office:value-type="float"/>
          <table:table-cell office:value="0.8716857905367237" office:value-type="float"/>
          <table:table-cell office:value="0.3976525937111999" office:value-type="float"/>
          <table:table-cell office:value="-0.5452730307915432" office:value-type="float"/>
          <table:table-cell office:value="-0.7292722808170258" office:value-type="float"/>
        </table:table-row>
        <table:table-row>
          <table:table-cell office:value="0.012759798889348938" office:value-type="float"/>
          <table:table-cell office:value="-0.012103388911209077" office:value-type="float"/>
          <table:table-cell office:value="0.05" office:value-type="float"/>
          <table:table-cell office:value="0.00816574819899171" office:value-type="float"/>
          <table:table-cell office:value="-0.010837643590074055" office:value-type="float"/>
          <table:table-cell office:value="-0.023328117785657878" office:value-type="float"/>
          <table:table-cell office:value="0.08246373423766391" office:value-type="float"/>
          <table:table-cell office:value="17" office:value-type="float"/>
          <table:table-cell office:value="-0.5812785336721693" office:value-type="float"/>
          <table:table-cell office:value="-0.676547497752743" office:value-type="float"/>
          <table:table-cell office:value="0.7249825487172339" office:value-type="float"/>
          <table:table-cell office:value="-0.07530303103718561" office:value-type="float"/>
          <table:table-cell office:value="0.36026214160767167" office:value-type="float"/>
          <table:table-cell office:value="0.04556853482985912" office:value-type="float"/>
        </table:table-row>
        <table:table-row>
          <table:table-cell office:value="0.012225062348990222" office:value-type="float"/>
          <table:table-cell office:value="-0.011445451023184132" office:value-type="float"/>
          <table:table-cell office:value="0.043816867553911794" office:value-type="float"/>
          <table:table-cell office:value="-0.0011653444791563435" office:value-type="float"/>
          <table:table-cell office:value="-0.010891654934871299" office:value-type="float"/>
          <table:table-cell office:value="-0.030735510811044565" office:value-type="float"/>
          <table:table-cell office:value="0.08289101419360806" office:value-type="float"/>
          <table:table-cell office:value="18" office:value-type="float"/>
          <table:table-cell office:value="-0.053473654035871565" office:value-type="float"/>
          <table:table-cell office:value="0.06579378880249442" office:value-type="float"/>
          <table:table-cell office:value="-0.6183132446088206" office:value-type="float"/>
          <table:table-cell office:value="-0.9331092678148054" office:value-type="float"/>
          <table:table-cell office:value="-0.0054011344797244565" office:value-type="float"/>
          <table:table-cell office:value="-0.7407393025386686" office:value-type="float"/>
        </table:table-row>
        <table:table-row>
          <table:table-cell office:value="0.004197045641964369" office:value-type="float"/>
          <table:table-cell office:value="-0.008511812878195375" office:value-type="float"/>
          <table:table-cell office:value="0.04003634101393616" office:value-type="float"/>
          <table:table-cell office:value="-0.0004205952921837371" office:value-type="float"/>
          <table:table-cell office:value="-0.0073126961410170535" office:value-type="float"/>
          <table:table-cell office:value="-0.03572219285973877" office:value-type="float"/>
          <table:table-cell office:value="0.08726074389104879" office:value-type="float"/>
          <table:table-cell office:value="19" office:value-type="float"/>
          <table:table-cell office:value="-0.8028016707025853" office:value-type="float"/>
          <table:table-cell office:value="0.2933638144988757" office:value-type="float"/>
          <table:table-cell office:value="-0.37805265399756327" office:value-type="float"/>
          <table:table-cell office:value="0.07447491869726064" office:value-type="float"/>
          <table:table-cell office:value="0.35789587938542455" office:value-type="float"/>
          <table:table-cell office:value="-0.4986682048694209" office:value-type="float"/>
        </table:table-row>
        <table:table-row>
          <table:table-cell office:value="0.011900961900885819" office:value-type="float"/>
          <table:table-cell office:value="0.0010036529828040541" office:value-type="float"/>
          <table:table-cell office:value="0.03919426562942128" office:value-type="float"/>
          <table:table-cell office:value="0.009559159032673934" office:value-type="float"/>
          <table:table-cell office:value="-0.0057815895290672025" office:value-type="float"/>
          <table:table-cell office:value="-0.041708188839941956" office:value-type="float"/>
          <table:table-cell office:value="0.08546088883672241" office:value-type="float"/>
          <table:table-cell office:value="20" office:value-type="float"/>
          <table:table-cell office:value="0.770391625892145" office:value-type="float"/>
          <table:table-cell office:value="0.9515465860999428" office:value-type="float"/>
          <table:table-cell office:value="-0.08420753845148843" office:value-type="float"/>
          <table:table-cell office:value="0.997975432485767" office:value-type="float"/>
          <table:table-cell office:value="0.15311066119498506" office:value-type="float"/>
          <table:table-cell office:value="-0.5985995980203183" office:value-type="float"/>
        </table:table-row>
        <table:table-row>
          <table:table-cell office:value="0.006407412297667928" office:value-type="float"/>
          <table:table-cell office:value="0.0027651811395751646" office:value-type="float"/>
          <table:table-cell office:value="0.03376533812139601" office:value-type="float"/>
          <table:table-cell office:value="0.008548809281450586" office:value-type="float"/>
          <table:table-cell office:value="-0.012855881964768346" office:value-type="float"/>
          <table:table-cell office:value="-0.03946143224404939" office:value-type="float"/>
          <table:table-cell office:value="0.43543165000195644" office:value-type="float"/>
          <table:table-cell office:value="21" office:value-type="float"/>
          <table:table-cell office:value="-0.5493549603217891" office:value-type="float"/>
          <table:table-cell office:value="0.17615281567711105" office:value-type="float"/>
          <table:table-cell office:value="-0.5428927508025265" office:value-type="float"/>
          <table:table-cell office:value="-0.10103497512233472" office:value-type="float"/>
          <table:table-cell office:value="-0.7074292435701144" office:value-type="float"/>
          <table:table-cell office:value="0.2246756595892565" office:value-type="float"/>
        </table:table-row>
        <table:table-row>
          <table:table-cell office:value="0.008011717731958287" office:value-type="float"/>
          <table:table-cell office:value="0.011136184922621653" office:value-type="float"/>
          <table:table-cell office:value="0.04349163151810108" office:value-type="float"/>
          <table:table-cell office:value="-1.3387735733706718e-05" office:value-type="float"/>
          <table:table-cell office:value="-0.01908654896179496" office:value-type="float"/>
          <table:table-cell office:value="-0.04480033566760366" office:value-type="float"/>
          <table:table-cell office:value="0.08712530029065933" office:value-type="float"/>
          <table:table-cell office:value="22" office:value-type="float"/>
          <table:table-cell office:value="0.16043054342903584" office:value-type="float"/>
          <table:table-cell office:value="0.8371003783046489" office:value-type="float"/>
          <table:table-cell office:value="0.9726293396705066" office:value-type="float"/>
          <table:table-cell office:value="-0.8562197017184292" office:value-type="float"/>
          <table:table-cell office:value="-0.6230666997026615" office:value-type="float"/>
          <table:table-cell office:value="-0.5338903423554267" office:value-type="float"/>
        </table:table-row>
        <table:table-row>
          <table:table-cell office:value="0.010018291267278955" office:value-type="float"/>
          <table:table-cell office:value="0.004486312833227926" office:value-type="float"/>
          <table:table-cell office:value="0.04150661250918235" office:value-type="float"/>
          <table:table-cell office:value="-0.0049135349195567005" office:value-type="float"/>
          <table:table-cell office:value="-0.025299986596201446" office:value-type="float"/>
          <table:table-cell office:value="-0.05" office:value-type="float"/>
          <table:table-cell office:value="0.08668699219653736" office:value-type="float"/>
          <table:table-cell office:value="23" office:value-type="float"/>
          <table:table-cell office:value="0.20065735353206682" office:value-type="float"/>
          <table:table-cell office:value="-0.6649872089393727" office:value-type="float"/>
          <table:table-cell office:value="-0.19850190089187336" office:value-type="float"/>
          <table:table-cell office:value="-0.4900147183822994" office:value-type="float"/>
          <table:table-cell office:value="-0.6213437634406485" office:value-type="float"/>
          <table:table-cell office:value="-0.5712419385217342" office:value-type="float"/>
        </table:table-row>
        <table:table-row>
          <table:table-cell office:value="0.019994089062997857" office:value-type="float"/>
          <table:table-cell office:value="0.0008801765670581889" office:value-type="float"/>
          <table:table-cell office:value="0.038582130531588196" office:value-type="float"/>
          <table:table-cell office:value="-0.012056838475996782" office:value-type="float"/>
          <table:table-cell office:value="-0.02274378236075251" office:value-type="float"/>
          <table:table-cell office:value="-0.041999681301188044" office:value-type="float"/>
          <table:table-cell office:value="0.08129997512303822" office:value-type="float"/>
          <table:table-cell office:value="24" office:value-type="float"/>
          <table:table-cell office:value="0.9975797795718904" office:value-type="float"/>
          <table:table-cell office:value="-0.3606136266169737" office:value-type="float"/>
          <table:table-cell office:value="-0.2924481977594151" office:value-type="float"/>
          <table:table-cell office:value="-0.7143303556440082" office:value-type="float"/>
          <table:table-cell office:value="0.2556204235448938" office:value-type="float"/>
          <table:table-cell office:value="0.8000318698811955" office:value-type="float"/>
        </table:table-row>
        <table:table-row>
          <table:table-cell office:value="0.022048259101310166" office:value-type="float"/>
          <table:table-cell office:value="-0.007284148592684869" office:value-type="float"/>
          <table:table-cell office:value="0.03777776601725984" office:value-type="float"/>
          <table:table-cell office:value="-0.021966052529183853" office:value-type="float"/>
          <table:table-cell office:value="-0.017422918931504612" office:value-type="float"/>
          <table:table-cell office:value="-0.03914235751866436" office:value-type="float"/>
          <table:table-cell office:value="0.0792767009015942" office:value-type="float"/>
          <table:table-cell office:value="25" office:value-type="float"/>
          <table:table-cell office:value="0.20541700383123085" office:value-type="float"/>
          <table:table-cell office:value="-0.8164325159743058" office:value-type="float"/>
          <table:table-cell office:value="-0.08043645143283618" office:value-type="float"/>
          <table:table-cell office:value="-0.990921405318707" office:value-type="float"/>
          <table:table-cell office:value="0.5320863429247897" office:value-type="float"/>
          <table:table-cell office:value="0.28573237825236864" office:value-type="float"/>
        </table:table-row>
        <table:table-row>
          <table:table-cell office:value="0.0306402150451242" office:value-type="float"/>
          <table:table-cell office:value="-0.0022429605095412204" office:value-type="float"/>
          <table:table-cell office:value="0.04585997353961675" office:value-type="float"/>
          <table:table-cell office:value="-0.02921812525707404" office:value-type="float"/>
          <table:table-cell office:value="-0.011828333910750225" office:value-type="float"/>
          <table:table-cell office:value="-0.03500904009127632" office:value-type="float"/>
          <table:table-cell office:value="0.0740857103446237" office:value-type="float"/>
          <table:table-cell office:value="26" office:value-type="float"/>
          <table:table-cell office:value="0.8591955943814038" office:value-type="float"/>
          <table:table-cell office:value="0.5041188083143648" office:value-type="float"/>
          <table:table-cell office:value="0.8082207522356915" office:value-type="float"/>
          <table:table-cell office:value="-0.7252072727890186" office:value-type="float"/>
          <table:table-cell office:value="0.5594585020754386" office:value-type="float"/>
          <table:table-cell office:value="0.41333174273880413" office:value-type="float"/>
        </table:table-row>
        <table:table-row>
          <table:table-cell office:value="0.02860917478387434" office:value-type="float"/>
          <table:table-cell office:value="-0.009300256902238048" office:value-type="float"/>
          <table:table-cell office:value="0.05" office:value-type="float"/>
          <table:table-cell office:value="-0.03214101806667093" office:value-type="float"/>
          <table:table-cell office:value="-0.020111332568486948" office:value-type="float"/>
          <table:table-cell office:value="-0.03872718207881527" office:value-type="float"/>
          <table:table-cell office:value="0.07429235026668551" office:value-type="float"/>
          <table:table-cell office:value="27" office:value-type="float"/>
          <table:table-cell office:value="-0.20310402612498613" office:value-type="float"/>
          <table:table-cell office:value="-0.7057296392696828" office:value-type="float"/>
          <table:table-cell office:value="0.9274776812485102" office:value-type="float"/>
          <table:table-cell office:value="-0.2922892809596891" office:value-type="float"/>
          <table:table-cell office:value="-0.828299865773672" office:value-type="float"/>
          <table:table-cell office:value="-0.37181419875389565" office:value-type="float"/>
        </table:table-row>
        <table:table-row>
          <table:table-cell office:value="0.023209912939188167" office:value-type="float"/>
          <table:table-cell office:value="-0.00569345771124255" office:value-type="float"/>
          <table:table-cell office:value="0.044878187624511165" office:value-type="float"/>
          <table:table-cell office:value="-0.03111693265973252" office:value-type="float"/>
          <table:table-cell office:value="-0.028544636067868757" office:value-type="float"/>
          <table:table-cell office:value="-0.04679513152903446" office:value-type="float"/>
          <table:table-cell office:value="0.07760582358529551" office:value-type="float"/>
          <table:table-cell office:value="28" office:value-type="float"/>
          <table:table-cell office:value="-0.5399261844686174" office:value-type="float"/>
          <table:table-cell office:value="0.3606799190995498" office:value-type="float"/>
          <table:table-cell office:value="-0.5121812375488837" office:value-type="float"/>
          <table:table-cell office:value="0.10240854069384153" office:value-type="float"/>
          <table:table-cell office:value="-0.8433303499381808" office:value-type="float"/>
          <table:table-cell office:value="-0.806794945021919" office:value-type="float"/>
        </table:table-row>
        <table:table-row>
          <table:table-cell office:value="0.022544560856823444" office:value-type="float"/>
          <table:table-cell office:value="-0.0030175148473152624" office:value-type="float"/>
          <table:table-cell office:value="0.04033292501474398" office:value-type="float"/>
          <table:table-cell office:value="-0.02161580164986686" office:value-type="float"/>
          <table:table-cell office:value="-0.027879828327692528" office:value-type="float"/>
          <table:table-cell office:value="-0.04871822670286185" office:value-type="float"/>
          <table:table-cell office:value="0.07827873194640884" office:value-type="float"/>
          <table:table-cell office:value="29" office:value-type="float"/>
          <table:table-cell office:value="-0.06653520823647252" office:value-type="float"/>
          <table:table-cell office:value="0.26759428639272875" office:value-type="float"/>
          <table:table-cell office:value="-0.454526260976718" office:value-type="float"/>
          <table:table-cell office:value="0.9501131009865658" office:value-type="float"/>
          <table:table-cell office:value="0.06648077401762298" office:value-type="float"/>
          <table:table-cell office:value="-0.19230951738273894" office:value-type="float"/>
        </table:table-row>
        <table:table-row>
          <table:table-cell office:value="0.016245902772333735" office:value-type="float"/>
          <table:table-cell office:value="0.0044670583840428005" office:value-type="float"/>
          <table:table-cell office:value="0.04389878487639338" office:value-type="float"/>
          <table:table-cell office:value="-0.019742207719782804" office:value-type="float"/>
          <table:table-cell office:value="-0.0358061853473052" office:value-type="float"/>
          <table:table-cell office:value="-0.04015868961244457" office:value-type="float"/>
          <table:table-cell office:value="0.08207771537265755" office:value-type="float"/>
          <table:table-cell office:value="30" office:value-type="float"/>
          <table:table-cell office:value="-0.6298658084489708" office:value-type="float"/>
          <table:table-cell office:value="0.7484573231358063" office:value-type="float"/>
          <table:table-cell office:value="0.35658598616493964" office:value-type="float"/>
          <table:table-cell office:value="0.18735939300840543" office:value-type="float"/>
          <table:table-cell office:value="-0.7926357019612671" office:value-type="float"/>
          <table:table-cell office:value="0.8559537090417275" office:value-type="float"/>
        </table:table-row>
        <table:table-row>
          <table:table-cell office:value="0.01209528771865939" office:value-type="float"/>
          <table:table-cell office:value="0.00795161775750096" office:value-type="float"/>
          <table:table-cell office:value="0.049255942839564776" office:value-type="float"/>
          <table:table-cell office:value="-0.020273686035405764" office:value-type="float"/>
          <table:table-cell office:value="-0.04276713872172762" office:value-type="float"/>
          <table:table-cell office:value="-0.048316405570145764" office:value-type="float"/>
          <table:table-cell office:value="0.08422124737255633" office:value-type="float"/>
          <table:table-cell office:value="31" office:value-type="float"/>
          <table:table-cell office:value="-0.41506150536743447" office:value-type="float"/>
          <table:table-cell office:value="0.34845593734581604" office:value-type="float"/>
          <table:table-cell office:value="0.53571579631714" office:value-type="float"/>
          <table:table-cell office:value="-0.053147831562295966" office:value-type="float"/>
          <table:table-cell office:value="-0.6960953374422414" office:value-type="float"/>
          <table:table-cell office:value="-0.815771595770119" office:value-type="float"/>
        </table:table-row>
        <table:table-row>
          <table:table-cell office:value="0.021193867649735285" office:value-type="float"/>
          <table:table-cell office:value="0.009249976722027457" office:value-type="float"/>
          <table:table-cell office:value="0.045421533102743376" office:value-type="float"/>
          <table:table-cell office:value="-0.022183309763119594" office:value-type="float"/>
          <table:table-cell office:value="-0.0453130772286318" office:value-type="float"/>
          <table:table-cell office:value="-0.049591587705718136" office:value-type="float"/>
          <table:table-cell office:value="0.07930096062868514" office:value-type="float"/>
          <table:table-cell office:value="32" office:value-type="float"/>
          <table:table-cell office:value="0.9098579931075892" office:value-type="float"/>
          <table:table-cell office:value="0.1298358964526496" office:value-type="float"/>
          <table:table-cell office:value="-0.38344097368214025" office:value-type="float"/>
          <table:table-cell office:value="-0.19096237277138295" office:value-type="float"/>
          <table:table-cell office:value="-0.2545938506904186" office:value-type="float"/>
          <table:table-cell office:value="-0.12751821355723725" office:value-type="float"/>
        </table:table-row>
        <table:table-row>
          <table:table-cell office:value="0.030575986508793822" office:value-type="float"/>
          <table:table-cell office:value="0.00903144159578427" office:value-type="float"/>
          <table:table-cell office:value="0.04842270293391249" office:value-type="float"/>
          <table:table-cell office:value="-0.016951293665924936" office:value-type="float"/>
          <table:table-cell office:value="-0.048443053616867966" office:value-type="float"/>
          <table:table-cell office:value="-0.04541941882726225" office:value-type="float"/>
          <table:table-cell office:value="0.07411377224296271" office:value-type="float"/>
          <table:table-cell office:value="33" office:value-type="float"/>
          <table:table-cell office:value="0.9382118859058537" office:value-type="float"/>
          <table:table-cell office:value="-0.02185351262431867" office:value-type="float"/>
          <table:table-cell office:value="0.30011698311691104" office:value-type="float"/>
          <table:table-cell office:value="0.5232016097194658" office:value-type="float"/>
          <table:table-cell office:value="-0.3129976388236164" office:value-type="float"/>
          <table:table-cell office:value="0.41721688784558864" office:value-type="float"/>
        </table:table-row>
        <table:table-row>
          <table:table-cell office:value="0.02925515306614707" office:value-type="float"/>
          <table:table-cell office:value="0.00670261390500509" office:value-type="float"/>
          <table:table-cell office:value="0.05" office:value-type="float"/>
          <table:table-cell office:value="-0.023421108863154745" office:value-type="float"/>
          <table:table-cell office:value="-0.05" office:value-type="float"/>
          <table:table-cell office:value="-0.05" office:value-type="float"/>
          <table:table-cell office:value="0.07497332599399342" office:value-type="float"/>
          <table:table-cell office:value="34" office:value-type="float"/>
          <table:table-cell office:value="-0.13208334426467516" office:value-type="float"/>
          <table:table-cell office:value="-0.23288276907791805" office:value-type="float"/>
          <table:table-cell office:value="0.19630269892974428" office:value-type="float"/>
          <table:table-cell office:value="-0.6469815197229809" office:value-type="float"/>
          <table:table-cell office:value="-0.4819976709509568" office:value-type="float"/>
          <table:table-cell office:value="-0.6528424102284118" office:value-type="float"/>
        </table:table-row>
        <table:table-row>
          <table:table-cell office:value="0.034530009234765346" office:value-type="float"/>
          <table:table-cell office:value="0.009327912002827019" office:value-type="float"/>
          <table:table-cell office:value="0.0465533745039014" office:value-type="float"/>
          <table:table-cell office:value="-0.01419102383761148" office:value-type="float"/>
          <table:table-cell office:value="-0.05" office:value-type="float"/>
          <table:table-cell office:value="-0.04707931013385152" office:value-type="float"/>
          <table:table-cell office:value="0.07205403626379227" office:value-type="float"/>
          <table:table-cell office:value="35" office:value-type="float"/>
          <table:table-cell office:value="0.5274856168618278" office:value-type="float"/>
          <table:table-cell office:value="0.26252980978219287" office:value-type="float"/>
          <table:table-cell office:value="-0.34466254960985987" office:value-type="float"/>
          <table:table-cell office:value="0.9230085025543264" office:value-type="float"/>
          <table:table-cell office:value="-0.5638169176134082" office:value-type="float"/>
          <table:table-cell office:value="0.29206898661484804" office:value-type="float"/>
        </table:table-row>
        <table:table-row>
          <table:table-cell office:value="0.03448449015615593" office:value-type="float"/>
          <table:table-cell office:value="0.010588062778626338" office:value-type="float"/>
          <table:table-cell office:value="0.039711770909079215" office:value-type="float"/>
          <table:table-cell office:value="-0.005877241469190775" office:value-type="float"/>
          <table:table-cell office:value="-0.05" office:value-type="float"/>
          <table:table-cell office:value="-0.03861562609917719" office:value-type="float"/>
          <table:table-cell office:value="0.07221832795043119" office:value-type="float"/>
          <table:table-cell office:value="36" office:value-type="float"/>
          <table:table-cell office:value="-0.0045519078609419505" office:value-type="float"/>
          <table:table-cell office:value="0.1260150775799318" office:value-type="float"/>
          <table:table-cell office:value="-0.6841603594822188" office:value-type="float"/>
          <table:table-cell office:value="0.8313782368420706" office:value-type="float"/>
          <table:table-cell office:value="-0.027759729782189657" office:value-type="float"/>
          <table:table-cell office:value="0.8463684034674333" office:value-type="float"/>
        </table:table-row>
        <table:table-row>
          <table:table-cell office:value="0.02450227365793783" office:value-type="float"/>
          <table:table-cell office:value="0.012220993532959053" office:value-type="float"/>
          <table:table-cell office:value="0.03200873738270164" office:value-type="float"/>
          <table:table-cell office:value="-0.004999180803379235" office:value-type="float"/>
          <table:table-cell office:value="-0.04704690751875151" office:value-type="float"/>
          <table:table-cell office:value="-0.03338673648203777" office:value-type="float"/>
          <table:table-cell office:value="-0.11257316504989102" office:value-type="float"/>
          <table:table-cell office:value="37" office:value-type="float"/>
          <table:table-cell office:value="-0.9982216498218097" office:value-type="float"/>
          <table:table-cell office:value="0.16329307543327154" office:value-type="float"/>
          <table:table-cell office:value="-0.7703033526377578" office:value-type="float"/>
          <table:table-cell office:value="0.08780606658115397" office:value-type="float"/>
          <table:table-cell office:value="0.29530924812484893" office:value-type="float"/>
          <table:table-cell office:value="0.5228889617139416" office:value-type="float"/>
        </table:table-row>
        <table:table-row>
          <table:table-cell office:value="0.028718421618423275" office:value-type="float"/>
          <table:table-cell office:value="0.015517865928146496" office:value-type="float"/>
          <table:table-cell office:value="0.03426788312669528" office:value-type="float"/>
          <table:table-cell office:value="-0.0038150192351267247" office:value-type="float"/>
          <table:table-cell office:value="-0.05" office:value-type="float"/>
          <table:table-cell office:value="-0.029408379011708192" office:value-type="float"/>
          <table:table-cell office:value="0.07286244313228613" office:value-type="float"/>
          <table:table-cell office:value="38" office:value-type="float"/>
          <table:table-cell office:value="0.42161479604854457" office:value-type="float"/>
          <table:table-cell office:value="0.32968723951874424" office:value-type="float"/>
          <table:table-cell office:value="0.22591457439936447" office:value-type="float"/>
          <table:table-cell office:value="0.11841615682525108" office:value-type="float"/>
          <table:table-cell office:value="-0.31639792089716723" office:value-type="float"/>
          <table:table-cell office:value="0.3978357470329579" office:value-type="float"/>
        </table:table-row>
        <table:table-row>
          <table:table-cell office:value="0.03634792962318638" office:value-type="float"/>
          <table:table-cell office:value="0.01784921532783705" office:value-type="float"/>
          <table:table-cell office:value="0.043936951563839505" office:value-type="float"/>
          <table:table-cell office:value="0.0037720397465941663" office:value-type="float"/>
          <table:table-cell office:value="-0.046433355752802406" office:value-type="float"/>
          <table:table-cell office:value="-0.02475504482735829" office:value-type="float"/>
          <table:table-cell office:value="0.07074258162335063" office:value-type="float"/>
          <table:table-cell office:value="39" office:value-type="float"/>
          <table:table-cell office:value="0.7629508004763099" office:value-type="float"/>
          <table:table-cell office:value="0.23313493996905565" office:value-type="float"/>
          <table:table-cell office:value="0.966906843714423" office:value-type="float"/>
          <table:table-cell office:value="0.7587058981720891" office:value-type="float"/>
          <table:table-cell office:value="0.3566644247197599" office:value-type="float"/>
          <table:table-cell office:value="0.46533341843499" office:value-type="float"/>
        </table:table-row>
        <table:table-row>
          <table:table-cell office:value="0.041893033431998725" office:value-type="float"/>
          <table:table-cell office:value="0.01185578799312961" office:value-type="float"/>
          <table:table-cell office:value="0.03925806207257796" office:value-type="float"/>
          <table:table-cell office:value="0.009442873010394773" office:value-type="float"/>
          <table:table-cell office:value="-0.05" office:value-type="float"/>
          <table:table-cell office:value="-0.016881954116701414" office:value-type="float"/>
          <table:table-cell office:value="0.06860439819398928" office:value-type="float"/>
          <table:table-cell office:value="40" office:value-type="float"/>
          <table:table-cell office:value="0.5545103808812348" office:value-type="float"/>
          <table:table-cell office:value="-0.5993427334707442" office:value-type="float"/>
          <table:table-cell office:value="-0.4678889491261542" office:value-type="float"/>
          <table:table-cell office:value="0.5670833263800608" office:value-type="float"/>
          <table:table-cell office:value="-0.9867458481477378" office:value-type="float"/>
          <table:table-cell office:value="0.7873090710656876" office:value-type="float"/>
        </table:table-row>
        <table:table-row>
          <table:table-cell office:value="0.041757571743957035" office:value-type="float"/>
          <table:table-cell office:value="0.011683515668567537" office:value-type="float"/>
          <table:table-cell office:value="0.039294262357535845" office:value-type="float"/>
          <table:table-cell office:value="0.008688157806155882" office:value-type="float"/>
          <table:table-cell office:value="-0.04972464203834534" office:value-type="float"/>
          <table:table-cell office:value="-0.01702930514323645" office:value-type="float"/>
          <table:table-cell office:value="0.06868294006611259" office:value-type="float"/>
          <table:table-cell office:value="41" office:value-type="float"/>
          <table:table-cell office:value="-0.013546168804168701" office:value-type="float"/>
          <table:table-cell office:value="-0.017227232456207275" office:value-type="float"/>
          <table:table-cell office:value="0.0036200284957885742" office:value-type="float"/>
          <table:table-cell office:value="-0.07547152042388916" office:value-type="float"/>
          <table:table-cell office:value="0.02753579616546631" office:value-type="float"/>
          <table:table-cell office:value="-0.014735102653503418" office:value-type="float"/>
        </table:table-row>
        <table:table-row>
          <table:table-cell office:value="0.04162186567687177" office:value-type="float"/>
          <table:table-cell office:value="0.011510995984729646" office:value-type="float"/>
          <table:table-cell office:value="0.03933051628667403" office:value-type="float"/>
          <table:table-cell office:value="0.007933809766528806" office:value-type="float"/>
          <table:table-cell office:value="-0.04944970011711121" office:value-type="float"/>
          <table:table-cell office:value="-0.017177025122522643" office:value-type="float"/>
          <table:table-cell office:value="0.06875934593477329" office:value-type="float"/>
          <table:table-cell office:value="42" office:value-type="float"/>
          <table:table-cell office:value="-0.013570606708526611" office:value-type="float"/>
          <table:table-cell office:value="-0.017251968383789062" office:value-type="float"/>
          <table:table-cell office:value="0.0036253929138183594" office:value-type="float"/>
          <table:table-cell office:value="-0.07543480396270752" office:value-type="float"/>
          <table:table-cell office:value="0.027494192123413086" office:value-type="float"/>
          <table:table-cell office:value="-0.014771997928619385" office:value-type="float"/>
        </table:table-row>
        <table:table-row>
          <table:table-cell office:value="0.05" office:value-type="float"/>
          <table:table-cell office:value="0.021510995984729647" office:value-type="float"/>
          <table:table-cell office:value="0.029330516286674026" office:value-type="float"/>
          <table:table-cell office:value="-0.0020661902334711945" office:value-type="float"/>
          <table:table-cell office:value="-0.05" office:value-type="float"/>
          <table:table-cell office:value="-0.007177025122522643" office:value-type="float"/>
          <table:table-cell office:value="0.06304137939622266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31510995984729645" office:value-type="float"/>
          <table:table-cell office:value="0.019330516286674024" office:value-type="float"/>
          <table:table-cell office:value="-0.012066190233471195" office:value-type="float"/>
          <table:table-cell office:value="-0.05" office:value-type="float"/>
          <table:table-cell office:value="0.002822974877477357" office:value-type="float"/>
          <table:table-cell office:value="0.061008701110651466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4151099598472965" office:value-type="float"/>
          <table:table-cell office:value="0.009330516286674024" office:value-type="float"/>
          <table:table-cell office:value="-0.022066190233471193" office:value-type="float"/>
          <table:table-cell office:value="-0.05" office:value-type="float"/>
          <table:table-cell office:value="0.012822974877477357" office:value-type="float"/>
          <table:table-cell office:value="0.0583698059811787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06694837133259766" office:value-type="float"/>
          <table:table-cell office:value="-0.032066190233471195" office:value-type="float"/>
          <table:table-cell office:value="-0.05" office:value-type="float"/>
          <table:table-cell office:value="0.022822974877477357" office:value-type="float"/>
          <table:table-cell office:value="0.05568993022160421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10669483713325977" office:value-type="float"/>
          <table:table-cell office:value="-0.0420661902334712" office:value-type="float"/>
          <table:table-cell office:value="-0.05" office:value-type="float"/>
          <table:table-cell office:value="0.03282297487747736" office:value-type="float"/>
          <table:table-cell office:value="0.055431689841674896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0669483713325977" office:value-type="float"/>
          <table:table-cell office:value="-0.05" office:value-type="float"/>
          <table:table-cell office:value="-0.05" office:value-type="float"/>
          <table:table-cell office:value="0.04282297487747736" office:value-type="float"/>
          <table:table-cell office:value="0.05521858500209799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066948371332598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19639449314274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066948371332598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6866931104436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9000477707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90468255863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8608634624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61942681984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740325350305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96908365645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600208956685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96325883052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621280497878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8261686511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0765231985442470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2" office:value-type="float"/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0.07736048791819314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3" office:value-type="float"/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0.06928586668723619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4" office:value-type="float"/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0.06171404751635368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358723997403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7953678220624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509877745445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177257266163" office:value-type="float"/>
          <table:table-cell office:value="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838246221726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810137006929" office:value-type="float"/>
          <table:table-cell office:value="1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721533393833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79247200215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6307940155125" office:value-type="float"/>
          <table:table-cell office:value="1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227904727653" office:value-type="float"/>
          <table:table-cell office:value="1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342214993684" office:value-type="float"/>
          <table:table-cell office:value="1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2029392123224" office:value-type="float"/>
          <table:table-cell office:value="1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198419548366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282260707032" office:value-type="float"/>
          <table:table-cell office:value="1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241593184886" office:value-type="float"/>
          <table:table-cell office:value="1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30335046746" office:value-type="float"/>
          <table:table-cell office:value="2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81832926894" office:value-type="float"/>
          <table:table-cell office:value="2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200336499945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305718081504" office:value-type="float"/>
          <table:table-cell office:value="2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57904024659" office:value-type="float"/>
          <table:table-cell office:value="2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600180334306" office:value-type="float"/>
          <table:table-cell office:value="2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945446100944" office:value-type="float"/>
          <table:table-cell office:value="2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23606926827" office:value-type="float"/>
          <table:table-cell office:value="2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17849636147" office:value-type="float"/>
          <table:table-cell office:value="2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859395112229" office:value-type="float"/>
          <table:table-cell office:value="2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75579568368" office:value-type="float"/>
          <table:table-cell office:value="3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195416070836" office:value-type="float"/>
          <table:table-cell office:value="3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56913280302" office:value-type="float"/>
          <table:table-cell office:value="3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56218846402204" office:value-type="float"/>
          <table:table-cell office:value="3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841023887242" office:value-type="float"/>
          <table:table-cell office:value="3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301796725297" office:value-type="float"/>
          <table:table-cell office:value="3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310703848785" office:value-type="float"/>
          <table:table-cell office:value="3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99337637881" office:value-type="float"/>
          <table:table-cell office:value="3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809732150894" office:value-type="float"/>
          <table:table-cell office:value="3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5867900551835" office:value-type="float"/>
          <table:table-cell office:value="3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5442933971956" office:value-type="float"/>
          <table:table-cell office:value="4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74855377838" office:value-type="float"/>
          <table:table-cell office:value="4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103334292099" office:value-type="float"/>
          <table:table-cell office:value="4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00266146051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403427160992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84513559104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46265990879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8544418494056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560936465978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811639668406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191544896851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28492276433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1963611004096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195683373506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814795738247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7166450748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77100957012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833551308219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5603045720222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282895156717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828941654348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4827140065067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2" office:value-type="float"/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0.08510472930109696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3" office:value-type="float"/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0.0771272524160854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4" office:value-type="float"/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0.0695789016989474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063406356075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536692823561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0798279215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684163833021" office:value-type="float"/>
          <table:table-cell office:value="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509525300262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556026638602" office:value-type="float"/>
          <table:table-cell office:value="1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769051625309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791762935806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022406100086" office:value-type="float"/>
          <table:table-cell office:value="1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22244169697" office:value-type="float"/>
          <table:table-cell office:value="1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6972439276566" office:value-type="float"/>
          <table:table-cell office:value="1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701967482281" office:value-type="float"/>
          <table:table-cell office:value="1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255827408416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00922974965" office:value-type="float"/>
          <table:table-cell office:value="1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533700482605" office:value-type="float"/>
          <table:table-cell office:value="1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0967172943534" office:value-type="float"/>
          <table:table-cell office:value="2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10518894491" office:value-type="float"/>
          <table:table-cell office:value="2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59489978833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10353475453" office:value-type="float"/>
          <table:table-cell office:value="2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5144324111724" office:value-type="float"/>
          <table:table-cell office:value="2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158449088642" office:value-type="float"/>
          <table:table-cell office:value="2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049634729941" office:value-type="float"/>
          <table:table-cell office:value="2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203543707877" office:value-type="float"/>
          <table:table-cell office:value="2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375278547499" office:value-type="float"/>
          <table:table-cell office:value="2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051759062084" office:value-type="float"/>
          <table:table-cell office:value="2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177214912674" office:value-type="float"/>
          <table:table-cell office:value="3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32630697988" office:value-type="float"/>
          <table:table-cell office:value="3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697048378874" office:value-type="float"/>
          <table:table-cell office:value="3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512998822187" office:value-type="float"/>
          <table:table-cell office:value="3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17847849514" office:value-type="float"/>
          <table:table-cell office:value="3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8825583708865" office:value-type="float"/>
          <table:table-cell office:value="3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511978578243" office:value-type="float"/>
          <table:table-cell office:value="3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047200804285" office:value-type="float"/>
          <table:table-cell office:value="3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551834835557" office:value-type="float"/>
          <table:table-cell office:value="3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20760655562" office:value-type="float"/>
          <table:table-cell office:value="3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545243841045" office:value-type="float"/>
          <table:table-cell office:value="4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5225328477505" office:value-type="float"/>
          <table:table-cell office:value="4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70934589426" office:value-type="float"/>
          <table:table-cell office:value="4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376002651284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9054320175244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52659079343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8652067014366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7764571011705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552624809414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594390134455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645151790018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5588597018316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696666785473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2153184157196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021448725578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1566532800435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955365594791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86929254556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149096784507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15896999239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50933992732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0719732713628836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2" office:value-type="float"/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0.07229032202492754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3" office:value-type="float"/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0.0642237218012465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4" office:value-type="float"/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0.0566538593692224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38705009574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13530747166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202951897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2370246995" office:value-type="float"/>
          <table:table-cell office:value="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0931656661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93289030005" office:value-type="float"/>
          <table:table-cell office:value="1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803095873123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7080131348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78860991985" office:value-type="float"/>
          <table:table-cell office:value="1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5989475835" office:value-type="float"/>
          <table:table-cell office:value="1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8967012075" office:value-type="float"/>
          <table:table-cell office:value="1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39055893572" office:value-type="float"/>
          <table:table-cell office:value="1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815472902499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33956158546" office:value-type="float"/>
          <table:table-cell office:value="1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6258766492" office:value-type="float"/>
          <table:table-cell office:value="1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6542221695" office:value-type="float"/>
          <table:table-cell office:value="2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2741405395" office:value-type="float"/>
          <table:table-cell office:value="2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3678218619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0108691778" office:value-type="float"/>
          <table:table-cell office:value="2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6443105305" office:value-type="float"/>
          <table:table-cell office:value="2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5947684293" office:value-type="float"/>
          <table:table-cell office:value="2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05680639735" office:value-type="float"/>
          <table:table-cell office:value="2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9910417549" office:value-type="float"/>
          <table:table-cell office:value="2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61299981324" office:value-type="float"/>
          <table:table-cell office:value="2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35812953564" office:value-type="float"/>
          <table:table-cell office:value="2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6457770699" office:value-type="float"/>
          <table:table-cell office:value="3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77436237338" office:value-type="float"/>
          <table:table-cell office:value="3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74574016889" office:value-type="float"/>
          <table:table-cell office:value="3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21461632045" office:value-type="float"/>
          <table:table-cell office:value="3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84742700021" office:value-type="float"/>
          <table:table-cell office:value="3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78174484719" office:value-type="float"/>
          <table:table-cell office:value="3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46633586566" office:value-type="float"/>
          <table:table-cell office:value="3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6081514251" office:value-type="float"/>
          <table:table-cell office:value="3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38460064502" office:value-type="float"/>
          <table:table-cell office:value="3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17499375374" office:value-type="float"/>
          <table:table-cell office:value="3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0919772537" office:value-type="float"/>
          <table:table-cell office:value="4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80279409246" office:value-type="float"/>
          <table:table-cell office:value="4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87214551135" office:value-type="float"/>
          <table:table-cell office:value="4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6604583372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9145959112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79744537944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599793481375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9604297776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55962690104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9743614274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0905712939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21244102964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96817046045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6592365706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09404558414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55376598484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5134342627855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27470779164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9119096118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03479231956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2715574285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5636552595418927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2" office:value-type="float"/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-3.2371315829476623" office:value-type="float"/>
          <table:table-cell office:value="2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3" office:value-type="float"/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0.083797763979565" office:value-type="float"/>
          <table:table-cell office:value="3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4" office:value-type="float"/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0.07571970120109983" office:value-type="float"/>
          <table:table-cell office:value="4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7009825214" office:value-type="float"/>
          <table:table-cell office:value="5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2797509894" office:value-type="float"/>
          <table:table-cell office:value="6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564763722" office:value-type="float"/>
          <table:table-cell office:value="7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8137378385" office:value-type="float"/>
          <table:table-cell office:value="8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0648462607" office:value-type="float"/>
          <table:table-cell office:value="9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5982103134" office:value-type="float"/>
          <table:table-cell office:value="1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9920133342" office:value-type="float"/>
          <table:table-cell office:value="11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0486020426" office:value-type="float"/>
          <table:table-cell office:value="12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829861778" office:value-type="float"/>
          <table:table-cell office:value="13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3626636306" office:value-type="float"/>
          <table:table-cell office:value="14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5920872298" office:value-type="float"/>
          <table:table-cell office:value="15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4710756303" office:value-type="float"/>
          <table:table-cell office:value="16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0467649494" office:value-type="float"/>
          <table:table-cell office:value="17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6118603146" office:value-type="float"/>
          <table:table-cell office:value="18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6556717148" office:value-type="float"/>
          <table:table-cell office:value="19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3324052624" office:value-type="float"/>
          <table:table-cell office:value="2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9977187125" office:value-type="float"/>
          <table:table-cell office:value="21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3909291769" office:value-type="float"/>
          <table:table-cell office:value="22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3585553993" office:value-type="float"/>
          <table:table-cell office:value="23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6168864995" office:value-type="float"/>
          <table:table-cell office:value="24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5732571549" office:value-type="float"/>
          <table:table-cell office:value="25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70172899785" office:value-type="float"/>
          <table:table-cell office:value="26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7436111878" office:value-type="float"/>
          <table:table-cell office:value="27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4072636151" office:value-type="float"/>
          <table:table-cell office:value="28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5468278049" office:value-type="float"/>
          <table:table-cell office:value="29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6288169305" office:value-type="float"/>
          <table:table-cell office:value="3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8058388377" office:value-type="float"/>
          <table:table-cell office:value="31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431083691" office:value-type="float"/>
          <table:table-cell office:value="32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6239254303" office:value-type="float"/>
          <table:table-cell office:value="33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70186860726" office:value-type="float"/>
          <table:table-cell office:value="34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3707611223" office:value-type="float"/>
          <table:table-cell office:value="35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4568445725" office:value-type="float"/>
          <table:table-cell office:value="36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4478936512" office:value-type="float"/>
          <table:table-cell office:value="37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5618275854" office:value-type="float"/>
          <table:table-cell office:value="38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7482560205" office:value-type="float"/>
          <table:table-cell office:value="39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2114073414" office:value-type="float"/>
          <table:table-cell office:value="4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8836850164" office:value-type="float"/>
          <table:table-cell office:value="41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7879265754" office:value-type="float"/>
          <table:table-cell office:value="42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412172283" office:value-type="float"/>
          <table:table-cell office:value="43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6262637673" office:value-type="float"/>
          <table:table-cell office:value="44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8361618002" office:value-type="float"/>
          <table:table-cell office:value="45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6701289203" office:value-type="float"/>
          <table:table-cell office:value="46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7342093786" office:value-type="float"/>
          <table:table-cell office:value="47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3676356749" office:value-type="float"/>
          <table:table-cell office:value="48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1985507428" office:value-type="float"/>
          <table:table-cell office:value="49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4475630943" office:value-type="float"/>
          <table:table-cell office:value="5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7460471717" office:value-type="float"/>
          <table:table-cell office:value="51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4182729007" office:value-type="float"/>
          <table:table-cell office:value="52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6368944577" office:value-type="float"/>
          <table:table-cell office:value="53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3115379212" office:value-type="float"/>
          <table:table-cell office:value="54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6274457603" office:value-type="float"/>
          <table:table-cell office:value="55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70031912848" office:value-type="float"/>
          <table:table-cell office:value="56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1797732518" office:value-type="float"/>
          <table:table-cell office:value="57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9158358333" office:value-type="float"/>
          <table:table-cell office:value="58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7765437264" office:value-type="float"/>
          <table:table-cell office:value="59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5621098845" office:value-type="float"/>
          <table:table-cell office:value="6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1T16:26:09.303663</meta:creation-date>
    <dc:date>2024-03-11T16:26:09.362836</dc:date>
    <meta:generator>http://pypi.python.org/pypi/ezodf/0.1.0$Python3.8.10 (default, Nov 22 2023, 10:22:35) 
[GCC 9.4.0]</meta:generator>
    <meta:document-statistic/>
    <meta:editing-cycles>1</meta:editing-cycles>
  </office:meta>
</office:document-meta>
</file>